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03c24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03c24" style:font-size-asian="13pt" style:font-name-complex="Sanskrit 2003" style:font-size-complex="13pt"/>
    </style:style>
    <style:style style:name="P3" style:family="paragraph" style:parent-style-name="Footnote">
      <style:text-properties officeooo:rsid="0696c1b5" officeooo:paragraph-rsid="0696c1b5"/>
    </style:style>
    <style:style style:name="P4" style:family="paragraph" style:parent-style-name="Footnote">
      <style:text-properties officeooo:rsid="069ac07e" officeooo:paragraph-rsid="069ac07e"/>
    </style:style>
    <style:style style:name="P5" style:family="paragraph" style:parent-style-name="Footnote">
      <style:text-properties officeooo:rsid="069b05c1" officeooo:paragraph-rsid="069b05c1"/>
    </style:style>
    <style:style style:name="P6" style:family="paragraph" style:parent-style-name="Footnote">
      <style:text-properties officeooo:rsid="069ef129" officeooo:paragraph-rsid="069ef129"/>
    </style:style>
    <style:style style:name="T1" style:family="text">
      <style:text-properties officeooo:rsid="069ef129"/>
    </style:style>
    <style:style style:name="T2" style:family="text">
      <style:text-properties officeooo:rsid="06689c4d"/>
    </style:style>
    <style:style style:name="T3" style:family="text">
      <style:text-properties fo:font-weight="bold" officeooo:rsid="066481a5" style:font-weight-asian="bold" style:font-weight-complex="bold"/>
    </style:style>
    <style:style style:name="T4" style:family="text">
      <style:text-properties fo:font-weight="bold" officeooo:rsid="06689c4d" style:font-weight-asian="bold" style:font-weight-complex="bold"/>
    </style:style>
    <style:style style:name="T5" style:family="text">
      <style:text-properties officeooo:rsid="06692e70"/>
    </style:style>
    <style:style style:name="T6" style:family="text">
      <style:text-properties officeooo:rsid="0696c1b5"/>
    </style:style>
    <style:style style:name="T7" style:family="text">
      <style:text-properties officeooo:rsid="069ac07e"/>
    </style:style>
    <style:style style:name="T8" style:family="text">
      <style:text-properties officeooo:rsid="069b05c1"/>
    </style:style>
    <style:style style:name="T9" style:family="text">
      <style:text-properties officeooo:rsid="069b5ea1"/>
    </style:style>
    <style:style style:name="T10" style:family="text">
      <style:text-properties officeooo:rsid="069e0aef"/>
    </style:style>
    <style:style style:name="T11" style:family="text">
      <style:text-properties officeooo:rsid="06699293"/>
    </style:style>
    <style:style style:name="T12" style:family="text">
      <style:text-properties officeooo:rsid="0669a5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<text:span text:style-name="T2">सप्ताशीति</text:span>तमोऽध्यायः </text:p>
      <text:p text:style-name="P2"><text:span text:style-name="T3">श</text:span><text:span text:style-name="T4">ान्तिशोधनम्</text:span></text:p>
      <text:p text:style-name="P2"><text:span text:style-name="T2">ईश्वर उवाच -</text:span><text:line-break/><text:span text:style-name="T2">संदद्यादधुना विद्यां शान्त्या सार्धं यथाविधि । </text:span></text:p>
      <text:p text:style-name="P1">शान्तौ तत्त्वद्वयं लीनं भावेश्वरसदाशिवौ <text:span text:style-name="T5">॥१॥</text:span></text:p>
      <text:p text:style-name="P2">हकारश्च क्षकारश्च द्वौ वर्णौ परिकी<text:span text:style-name="T6">र्ति</text:span>तौ । <text:s/><text:line-break/>रुद्राः समाननामानो भुवनैः सह तद्यथा ॥<text:span text:style-name="T5">२॥</text:span><text:line-break/>प्रभवः समयः क्षुद्रो विमलः शिव इत्यपि । <text:line-break/>‘<text:note text:id="ftn681" text:note-class="footnote"><text:note-citation>1</text:note-citation><text:note-body><text:p text:style-name="P3">धनौ</text:p></text:note-body></text:note>घनौ निरञ्जनाकारौ <text:span text:style-name="T7">श्व</text:span>शिवौ दीप्तिकारणौ ॥<text:span text:style-name="T5">३॥</text:span> <text:line-break/>त्रिदशेश्वरनामा च त्रिदशः कालस<text:span text:style-name="T7">ंज्ञ</text:span>कः । <text:line-break/>सूक्ष्माम्बुजेश्वरश्चेति रुद्राः शान्तौ प्रतिष्ठिताः ॥<text:span text:style-name="T5">४॥</text:span> <text:line-break/>व्योमव्यापिने व्योमव्याप्यरूपाय <text:s/>सर्वव्यापिने शिवाय<text:span text:style-name="T7">ा</text:span>नन्ताय<text:span text:style-name="T7">ा</text:span>नाथाय<text:span text:style-name="T7">ा</text:span>नाश्रिताय ध्रुवाय शाश्वताय </text:p>
      <text:p text:style-name="P2">'योगपीठसंस्थिताय नित्ययोगिने ध्यानाहारायेति <text:s/>द्वादश पदानि <text:span text:style-name="T5">॥५॥</text:span><text:line-break/>पुरुषः कवचौ मन्त्रौ <text:span text:style-name="T7">बी</text:span>जे <text:span text:style-name="T7">बि</text:span>न्दूपकारकौ । <text:s/><text:line-break/>अलम्बुषायसानाड्यौ वायू कृकरकू<text:span text:style-name="T7">र्म</text:span>कौ ॥<text:span text:style-name="T5">६॥</text:span> <text:line-break/>इन्द्रिये त्वक्करावस्या<text:span text:style-name="T7">ः</text:span> स्पर्शस्तु विषयो मतः । <text:s/><text:line-break/>गुणौ स्पर्शनिनादौ द्वावेकः कारणमीश्वरः ॥<text:span text:style-name="T5">७॥</text:span> <text:line-break/>तु<text:span text:style-name="T7">र्या</text:span>वस्थ<text:span text:style-name="T7">ि</text:span>त<text:span text:style-name="T7">ि</text:span>शान्तिस्थं<text:note text:id="ftn682" text:note-class="footnote"><text:note-citation>2</text:note-citation><text:note-body><text:p text:style-name="P4">शान्त्यर्थे</text:p></text:note-body></text:note> सम्भाव्य भुवनादिक<text:span text:style-name="T7">म्</text:span> । <text:line-break/>विदध्यात्ताडनं भेदं प्रवेशञ्च वियोज<text:span text:style-name="T8">येत्</text:span> ॥<text:span text:style-name="T5">८॥</text:span><text:line-break/>आकृष्य ग्रहणं कुर्याच्छान्तेर्वदनसूत्रतः । <text:line-break/>आत्मन्यारोप्य सङ्गृह्य<text:note text:id="ftn683" text:note-class="footnote"><text:note-citation>3</text:note-citation><text:note-body><text:p text:style-name="P5">सम्पूज्य</text:p></text:note-body></text:note> कलां कुण्डे निवेशयेत् ॥<text:span text:style-name="T5">९॥</text:span><text:line-break/><text:soft-page-break/>ईश<text:span text:style-name="T8">े</text:span> तवाधिकारेऽस्मिन् मुमुक्षुं दीक्षयाम्यह<text:span text:style-name="T8">म्</text:span> । <text:line-break/>भ<text:span text:style-name="T8">ा</text:span>व्यं त्वयाऽनुकूलेन कु<text:span text:style-name="T8">र्या</text:span>त् विज्ञापनामिति ॥<text:span text:style-name="T5">१०॥</text:span><text:line-break/>आवाहनादिकं पित्रोः शिष्यस्य ताडनादिक<text:span text:style-name="T8">म्</text:span> ।</text:p>
      <text:p text:style-name="P2">विधाया<text:span text:style-name="T8">ऽऽ</text:span>दाय चैतन्यं विधिनाऽऽत्मनि योजयेत् ॥<text:span text:style-name="T5">११॥</text:span><text:line-break/>पूर्ववत्पितृसंयोगं भावयित्वोद्भवाख्यया ।<text:line-break/>हृत्सम्पुटात्म<text:span text:style-name="T8">बी</text:span>जेन देवीगर्भे नियोजयेत् ॥<text:span text:style-name="T5">१२॥</text:span> <text:line-break/>देहोत्पत्तौ हृदा पञ्च शिरसा जन्महेतवे ।<text:line-break/>शिखया वाऽधिकाराय भोगाय कवचाणुना ॥<text:span text:style-name="T5">१३॥</text:span> <text:line-break/>लयाय शस्त्रमन्त्रेण <text:span text:style-name="T8">स्रो</text:span>तःशुद्धौ शिवेन च । <text:line-break/>तत्त्वशुद्धौ हृदा ह्येवं ग<text:span text:style-name="T8">र्भा</text:span>धानादि पूर्ववत् ॥<text:span text:style-name="T5">१४॥</text:span><text:line-break/>व<text:span text:style-name="T8">र्म</text:span>णा पाशशैथिल्यं निष्कृत्यैवं शतं जपेत् ।<text:line-break/>मलशक्तितिरोधाने शस्त्रेणा<text:span text:style-name="T8">ऽऽ</text:span>हुतिपञ्चक<text:span text:style-name="T8">म्</text:span> ॥<text:span text:style-name="T5">१५॥</text:span> <text:line-break/>एवं पाशवियोगेऽपि ततः सप्तास्त्रजप्तया । <text:line-break/>छिन्द्यादस्त्रेण क<text:span text:style-name="T8">र्तर्या </text:span>पाशा<text:span text:style-name="T8">न्बी</text:span>जवता यथा ॥<text:span text:style-name="T5">१६॥</text:span><text:line-break/><text:span text:style-name="T8">ॐ</text:span> हौं शान्तिकलापाशाय हः, हूं फट् ॥<text:span text:style-name="T5">१७॥</text:span><text:line-break/>विसृज्य व<text:span text:style-name="T9">र्तु</text:span>लीकृत्य पाशमन्त्रेण पूर्ववत् । <text:line-break/>घृतपूर्णे <text:span text:style-name="T9">स्रु</text:span>वे द<text:span text:style-name="T10">त्</text:span>त्वा कलास्त्रेणैव होमयेत् ॥<text:span text:style-name="T5">१८॥</text:span> <text:line-break/>अस्त्रेण जुहुयात्पञ्च पाशाङ्कुशनिवृत्तये । <text:line-break/>प्रायश्चित्तनिषेधाय दद्यादष्टाहुतीरथ ॥<text:span text:style-name="T11">१९॥</text:span><text:line-break/><text:span text:style-name="T1">ॐ</text:span> हः, अस्त्राय हूं फट् ॥<text:span text:style-name="T11">२०॥</text:span><text:line-break/>हृदेश्वरं समावाह्य कृत्वा पूजनतर्पणे <text:span text:style-name="T11">।</text:span><text:line-break/>विदधीत विधानेन तस्मै शुल्कसमर्पण<text:span text:style-name="T1">म्</text:span> ॥<text:span text:style-name="T11">२१॥</text:span> <text:line-break/><text:span text:style-name="T1">ॐ</text:span> हां ईश्वर बुद्ध्यहङ्कारौ शुल्कं गृहाण स्वाहा ॥<text:span text:style-name="T12">२२॥</text:span><text:line-break/><text:soft-page-break/>निःशेषदग्धपाशस्य पशोरस्येश्वर त्वया । <text:line-break/>न स्थेयं बन्धकत्वेन शिवाज्ञां श्रावयेदिति <text:s/>॥<text:span text:style-name="T12">२३॥</text:span></text:p>
      <text:p text:style-name="P1">विसृजेदीश्वर<text:span text:style-name="T1">ं दे</text:span>वं रौद्रात्मानं नियोजयेत् । <text:line-break/>ईष<text:span text:style-name="T1">श्च</text:span>न्द्रमिवात्मानं विधिनाऽऽत्मनि योजयेत् ॥<text:span text:style-name="T12">२४॥</text:span> <text:line-break/>सूत्रे संयोजयेदेनं शुद्धयोद्भवमुद्रया । <text:line-break/>दद्या<text:span text:style-name="T1">न्</text:span>मूलेन शिष्यस्य शिरस्यमृत<text:span text:style-name="T1">बि</text:span>न्दुक<text:span text:style-name="T1">म्</text:span><text:span text:style-name="T1"><text:note text:id="ftn684" text:note-class="footnote"><text:note-citation>4</text:note-citation><text:note-body><text:p text:style-name="P6">पिण्डकम्</text:p></text:note-body></text:note></text:span> ॥<text:span text:style-name="T12">२५॥</text:span><text:line-break/>विसृज्य पितरौ वह्नेः पूजितौ कुसुमादिभिः । <text:line-break/>दद्यात्पूर्णां विधानज्ञो निःशेषविधिपूरणी<text:span text:style-name="T1">म् </text:span>॥<text:span text:style-name="T12">२६॥</text:span> <text:line-break/>अस्यामपि विधातव्यं पूर्ववत्ताडनादिक<text:span text:style-name="T1">म्</text:span> ।<text:line-break/>स्व<text:span text:style-name="T1">बी</text:span>जन्तु विशेषः स्याच्छुद्धिः शान्तेरपीडिता ॥<text:span text:style-name="T12">२७॥</text:span></text:p>
      <text:p text:style-name="P1">इत्यादिमहापुराणे आग्नेये निर्वाणदीक्षायां शान्तिशोधनं नाम सप्त<text:span text:style-name="T1">ा</text:span>शी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51:02.663803301</meta:creation-date>
    <dc:date>2017-06-26T16:52:00.088409954</dc:date>
    <meta:editing-duration>PT57S</meta:editing-duration>
    <meta:editing-cycles>1</meta:editing-cycles>
    <meta:document-statistic meta:table-count="0" meta:image-count="0" meta:object-count="0" meta:page-count="3" meta:paragraph-count="13" meta:word-count="278" meta:character-count="1369" meta:non-whitespace-character-count="1068"/>
    <meta:generator>LibreOffice/5.1.6.2$Linux_X86_64 LibreOffice_project/10m0$Build-2</meta:generator>
  </office:meta>
</office:document-meta>
</file>